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aco" svg:font-family="Monaco, 'DejaVu Sans Mono', 'Bitstream Vera Sans Mono', 'Lucida Console', monospace"/>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8" style:family="paragraph" style:parent-style-name="Text_20_body">
      <style:paragraph-properties fo:text-align="start" style:justify-single-word="false"/>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break-before="page"/>
    </style:style>
    <style:style style:name="P12" style:family="paragraph" style:parent-style-name="Heading_20_1">
      <style:paragraph-properties fo:text-align="center" style:justify-single-word="false"/>
    </style:style>
    <style:style style:name="P13"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14"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15" style:family="paragraph" style:parent-style-name="Contents_20_Heading">
      <style:paragraph-properties fo:break-before="page"/>
    </style:style>
    <style:style style:name="P16" style:family="paragraph" style:parent-style-name="Table_20_Contents">
      <style:text-properties fo:color="#000080" fo:background-color="transparent"/>
    </style:style>
    <style:style style:name="P17" style:family="paragraph" style:parent-style-name="Table_20_Contents">
      <style:text-properties fo:color="#0000ff"/>
    </style:style>
    <style:style style:name="P18" style:family="paragraph" style:parent-style-name="Table_20_Contents">
      <style:text-properties fo:color="#0000ff" fo:background-color="transparen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3">
      <style:text-properties style:font-name="DejaVu Serif"/>
    </style:style>
    <style:style style:name="P22" style:family="paragraph" style:parent-style-name="Heading_20_3">
      <style:paragraph-properties fo:break-before="page"/>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000000" fo:letter-spacing="normal" fo:font-style="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color="#0000ff"/>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p text:style-name="P3"/>
      <text:p text:style-name="P3"/>
      <text:p text:style-name="P3"/>
      <text:p text:style-name="P3"/>
      <text:p text:style-name="P3"/>
      <text:p text:style-name="P3"/>
      <text:p text:style-name="P7">Linux Kernel GDB tracepoint module</text:p>
      <text:p text:style-name="P7">(KGTP)</text:p>
      <text:p text:style-name="P2"/>
      <text:p text:style-name="P3"><text:a xlink:type="simple" xlink:href="https://code.google.com/p/kgtp/wiki/HOWTO">https://code.google.com/p/kgtp/wiki/HOWTO</text:a></text:p>
      <text:p text:style-name="P3">Update in 2013-06-26</text:p>
      <text:p text:style-name="P3"/>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5">Table of contents</text:p>
          </text:index-title>
          <text:p text:style-name="P19"><text:a xlink:type="simple" xlink:href="#__RefHeading__238_1462447338" text:style-name="Index_20_Link" text:visited-style-name="Index_20_Link">What is KGTP<text:tab/>3</text:a></text:p>
          <text:p text:style-name="P19"><text:a xlink:type="simple" xlink:href="#__RefHeading__240_1462447338" text:style-name="Index_20_Link" text:visited-style-name="Index_20_Link">Get help or report issues about KGTP<text:tab/>4</text:a></text:p>
          <text:p text:style-name="P19"><text:a xlink:type="simple" xlink:href="#__RefHeading__621_1585187435" text:style-name="Index_20_Link" text:visited-style-name="Index_20_Link">Table of different between GDB debug normal program and KGTP<text:tab/>5</text:a></text:p>
          <text:p text:style-name="P19"><text:a xlink:type="simple" xlink:href="#__RefHeading__623_1585187435" text:style-name="Index_20_Link" text:visited-style-name="Index_20_Link">Preparatory work before use KGTP<text:tab/>8</text:a></text:p>
          <text:p text:style-name="P20"><text:a xlink:type="simple" xlink:href="#__RefHeading__625_1585187435" text:style-name="Index_20_Link" text:visited-style-name="Index_20_Link">Linux kernel<text:tab/>8</text:a></text:p>
          <text:p text:style-name="P23"><text:a xlink:type="simple" xlink:href="#__RefHeading__627_1585187435" text:style-name="Index_20_Link" text:visited-style-name="Index_20_Link">If your system use the Linux kernel that is built by yourself<text:tab/>8</text:a></text:p>
          <text:p text:style-name="P23"><text:a xlink:type="simple" xlink:href="#__RefHeading__629_1585187435" text:style-name="Index_20_Link" text:visited-style-name="Index_20_Link">If use with Linux kernel of Android<text:tab/>9</text:a></text:p>
          <text:p text:style-name="P23"><text:a xlink:type="simple" xlink:href="#__RefHeading__631_1585187435" text:style-name="Index_20_Link" text:visited-style-name="Index_20_Link">If your system use the Linux kernel from distribution<text:tab/>10</text:a></text:p>
          <text:p text:style-name="P25"><text:a xlink:type="simple" xlink:href="#__RefHeading__882_1585187435" text:style-name="Index_20_Link" text:visited-style-name="Index_20_Link">Ubuntu<text:tab/>10</text:a></text:p>
          <text:p text:style-name="P24"><text:a xlink:type="simple" xlink:href="#__RefHeading__884_1585187435" text:style-name="Index_20_Link" text:visited-style-name="Index_20_Link">The standard method of install the Linux kernel debug image<text:tab/>10</text:a></text:p>
          <text:p text:style-name="P24"><text:a xlink:type="simple" xlink:href="#__RefHeading__886_1585187435" text:style-name="Index_20_Link" text:visited-style-name="Index_20_Link">The second method of install the Linux kernel debug image<text:tab/>11</text:a></text:p>
          <text:p text:style-name="P24"><text:a xlink:type="simple" xlink:href="#__RefHeading__888_1585187435" text:style-name="Index_20_Link" text:visited-style-name="Index_20_Link">Install the Linux kernel headers<text:tab/>11</text:a></text:p>
          <text:p text:style-name="P24"><text:a xlink:type="simple" xlink:href="#__RefHeading__890_1585187435" text:style-name="Index_20_Link" text:visited-style-name="Index_20_Link">Install the Linux kernel source<text:tab/>11</text:a></text:p>
        </text:index-body>
      </text:table-of-content>
      <text:p text:style-name="P3"/>
      <text:h text:style-name="P13" text:outline-level="1"><text:bookmark-start text:name="__RefHeading__238_1462447338"/>What is KGTP<text:bookmark-end text:name="__RefHeading__238_1462447338"/></text:h>
      <text:p text:style-name="P4"><text:span text:style-name="T5">KGTP</text:span> is a <text:span text:style-name="T4">flexible</text:span>, <text:span text:style-name="T4">lightweight</text:span> and <text:span text:style-name="T4">realtime</text:span> <text:span text:style-name="T5">Linux</text:span> (include <text:span text:style-name="T5">Android</text:span>) <text:span text:style-name="T5">debugger</text:span> and <text:span text:style-name="T5">tracer</text:span>.</text:p>
      <text:p text:style-name="P4">To use it, you don't need patch or rebuild the Linux kernel. Just build KGTP module and insmod it is OK.</text:p>
      <text:p text:style-name="P4"/>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4">And even if the board doesn't have GDB on it and doesn't have interface for remote debug. It can debug the Linux Kernel using offline debug (See HOWTO#/sys/kernel/debug/gtpframe_and_offline_debug).</text:p>
      <text:p text:style-name="P4"/>
      <text:p text:style-name="P4">KGTP supports <text:span text:style-name="T5">X86-32</text:span>, <text:span text:style-name="T5">X86-64</text:span>, <text:span text:style-name="T5">MIPS</text:span> and <text:span text:style-name="T5">ARM</text:span>.</text:p>
      <text:p text:style-name="P4">KGTP is tested on Linux kernel <text:span text:style-name="T5">2.6.18</text:span> to <text:span text:style-name="T5">upstream</text:span>.</text:p>
      <text:p text:style-name="P4"/>
      <text:p text:style-name="P4">For new user of KGTP, please go to see <text:a xlink:type="simple" xlink:href="https://code.google.com/p/kgtp/wiki/Quickstart">Quickstart</text:a>.</text:p>
      <text:p text:style-name="P4"/>
      <text:p text:style-name="P4">Please go to <text:a xlink:type="simple" xlink:href="https://code.google.com/p/kgtp/wiki/UPDATE">UPDATE</text:a> to get more info about KGTP update.</text:p>
      <text:h text:style-name="P14" text:outline-level="1"><text:bookmark-start text:name="__RefHeading__240_1462447338"/>Get help or report issues about KGTP<text:bookmark-end text:name="__RefHeading__240_1462447338"/></text:h>
      <text:p text:style-name="P4">You can post it to <text:a xlink:type="simple" xlink:href="http://code.google.com/p/kgtp/issues/list">http://code.google.com/p/kgtp/issues/list</text:a>, write Email to kgtp@freelists.org or write Email to teawater@gmail.com .</text:p>
      <text:p text:style-name="P4">The KGTP team will try our best to help you.</text:p>
      <text:h text:style-name="P13" text:outline-level="1"><text:bookmark-start text:name="__RefHeading__621_1585187435"/>Table of different between GDB debug normal program and KGTP<text:bookmark-end text:name="__RefHeading__621_1585187435"/></text:h>
      <text:p text:style-name="P4">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6">GDB debug normal program</text:p>
          </table:table-cell>
          <table:table-cell table:style-name="TableofdifferentbetweenGDBdebugnormalprogramandKGTP.C1" office:value-type="string">
            <text:p text:style-name="P6">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5">Have a GDB installed in your system. <text:s/>Program built with "-g".</text:p>
          </table:table-cell>
          <table:table-cell table:style-name="TableofdifferentbetweenGDBdebugnormalprogramandKGTP.C2" office:value-type="string">
            <text:p text:style-name="P5">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5">You alse need do some preparatory work with Linux kernel and KGTP. Please goto <text:a xlink:type="simple" xlink:href="https://code.google.com/p/kgtp/wiki/HOWTO#Preparatory_work_before_use_KGTP">HOWTO#Preparatory_work_before_use_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5">Use command "gdb -p pid" or GDB command "attach pid" can attach a program that running in the system.</text:p>
          </table:table-cell>
          <table:table-cell table:style-name="TableofdifferentbetweenGDBdebugnormalprogramandKGTP.C2" office:value-type="string">
            <text:p text:style-name="P5">Need insmod gtp.ko first, see #Exec_it.</text:p>
            <text:p text:style-name="P5">Then let GDB connect to KGTP, see #Make_GDB_connect_to_gtp.</text:p>
            <text:p text:style-name="P5">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5">GDB command "b place_will_stop", let program <text:soft-page-break/>execute after this command. Then programe will stop in the place that setup a breakpoint.</text:p>
          </table:table-cell>
          <table:table-cell table:style-name="TableofdifferentbetweenGDBdebugnormalprogramandKGTP.C2" office:value-type="string">
            <text:p text:style-name="P5">KGTP doesn't support breakpoints but it <text:soft-page-break/>support tracepoints. 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Difference is breakpoints will stop the program But the tracepoints of KGTP not. Please goto #GDB_tracepoint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5">After GDB stop the program(maybe doesn't need), it can read memory of program with GDB command "print", "x" and so on.</text:p>
          </table:table-cell>
          <table:table-cell table:style-name="TableofdifferentbetweenGDBdebugnormalprogramandKGTP.C2" office:value-type="string">
            <text:p text:style-name="P5">You can set special actions to collect memory to traceframe in tracepoints, and get the its value when tracepoint stop.#collect_expr1,_expr2,_... #Use_tfind_select_the_entry_inside_the_trace_frame_info </text:p>
            <text:p text:style-name="P5">Or you can read memory directly when Linux kernel or program is running.#Direct_access_the_current_value_in_normal_mode</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5">GDB can continue program execution with command "continue" and stop it with CTRL-C.</text:p>
          </table:table-cell>
          <table:table-cell table:style-name="TableofdifferentbetweenGDBdebugnormalprogramandKGTP.C2" office:value-type="string">
            <text:p text:style-name="P5">KGTP never stop the Linux kernel. But tracepoint can be start and <text:soft-page-break/>stop.#Start_and_stop_the_tracepoint </text:p>
            <text:p text:style-name="P5">Or use while-stepping tracepoint record Linux kernel with some times single step and Let KGTP switch to replay mode. Then it support execution commands (continue, step) and reverse-execute commands (reverse-continue, reverse-step). #Use_while-stepping_let_Linux_kernel_do_single_step</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5">GDB can print backtrace of all stack frames with command "backtrace".</text:p>
          </table:table-cell>
          <table:table-cell table:style-name="TableofdifferentbetweenGDBdebugnormalprogramandKGTP.C2" office:value-type="string">
            <text:p text:style-name="P5">KGTP can do it too.#Howto_backtrace_(stack_dump)</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5">GDB can let programe stop when some memory access happen with watchpoint.</text:p>
          </table:table-cell>
          <table:table-cell table:style-name="TableofdifferentbetweenGDBdebugnormalprogramandKGTP.C2" office:value-type="string">
            <text:p text:style-name="P5">KGTP can record the memory access with watch tracepoint. #Howto_use_watch_tracepoint_control_hardware_breakpoints_to_recor</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5">GDB can call function of program with command "call function(xx,xx)".</text:p>
          </table:table-cell>
          <table:table-cell table:style-name="TableofdifferentbetweenGDBdebugnormalprogramandKGTP.C2" office:value-type="string">
            <text:p text:style-name="P5">KGTP can call function of Linux kernel with plugin.#How_to_add_plugin_in_C</text:p>
          </table:table-cell>
        </table:table-row>
      </table:table>
      <text:p text:style-name="P4"/>
      <text:h text:style-name="P13"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21" text:outline-level="3"><text:bookmark-start text:name="__RefHeading__627_1585187435"/><text:span text:style-name="T3">If your system use the Linux kernel that is built by yourself</text:span><text:bookmark-end text:name="__RefHeading__627_1585187435"/></text:h>
      <text:p text:style-name="P9">To use KGTP, <text:span text:style-name="T1">your</text:span> Linux kernel need open following options:</text:p>
      <text:p text:style-name="P18">General setup <text:s/>---&gt;</text:p>
      <text:p text:style-name="P18"><text:s text:c="8"/>[*] Kprobes</text:p>
      <text:p text:style-name="P18"/>
      <text:p text:style-name="P18">[*] Enable loadable module support <text:s/>---&gt;</text:p>
      <text:p text:style-name="P18"/>
      <text:p text:style-name="P18">Kernel hacking <text:s/>---&gt;</text:p>
      <text:p text:style-name="P18"><text:s text:c="8"/>[*] Debug Filesystem</text:p>
      <text:p text:style-name="P18"><text:s text:c="8"/>[*] Compile the kernel with debug info</text:p>
      <text:p text:style-name="P16"/>
      <text:p text:style-name="Text_20_body">Please rebuild your Linux kernel if you change any options of the config.</text:p>
      <text:p text:style-name="P16"/>
      <text:h text:style-name="P22"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P17">[*] Enable loadable module support <text:s/>---&gt;</text:p>
      <text:p text:style-name="P17">General setup <text:s/>---&gt; </text:p>
      <text:p text:style-name="P17"><text:s text:c="8"/>[*] Prompt for development and/or incomplete code/drivers</text:p>
      <text:p text:style-name="P17"><text:s text:c="8"/>[*] Kprobes</text:p>
      <text:p text:style-name="P17">Kernel hacking <text:s/>---&gt;</text:p>
      <text:p text:style-name="P17"><text:s text:c="8"/>[*] Debug Filesystem</text:p>
      <text:p text:style-name="P17"><text:s text:c="8"/>[*] Compile the kernel with debug info</text:p>
      <text:p text:style-name="Text_20_body"/>
      <text:p text:style-name="Text_20_body">Please rebuild your Linux kernel if you change any options of the Linux kernel config.</text:p>
      <text:h text:style-name="P22"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10">1) Add debug source to the sources list of Ubuntu.</text:p>
      <text:p text:style-name="Text_20_body">Create an /etc/apt/sources.list.d/ddebs.list by running the following line at a terminal:</text:p>
      <text:p text:style-name="P17">echo "deb http://ddebs.ubuntu.com $(lsb_release -cs) main restricted universe multiverse" | \</text:p>
      <text:p text:style-name="P17">sudo tee -a /etc/apt/sources.list.d/ddebs.list</text:p>
      <text:p text:style-name="P17"/>
      <text:p text:style-name="Text_20_body">Stable releases (not alphas and betas) require three more lines adding to the same file, which is done by the following terminal command:</text:p>
      <text:p text:style-name="P17">echo "deb http://ddebs.ubuntu.com $(lsb_release -cs)-updates main restricted universe multiverse</text:p>
      <text:p text:style-name="P17">deb http://ddebs.ubuntu.com $(lsb_release -cs)-security main restricted universe multiverse</text:p>
      <text:p text:style-name="P17">deb http://ddebs.ubuntu.com $(lsb_release -cs)-proposed main restricted universe multiverse" | \</text:p>
      <text:p text:style-name="P17">sudo tee -a /etc/apt/sources.list.d/ddebs.list</text:p>
      <text:p text:style-name="Text_20_body"/>
      <text:p text:style-name="Text_20_body">Import the debug symbol archive signing key:</text:p>
      <text:p text:style-name="P17">sudo apt-key adv --keyserver keyserver.ubuntu.com --recv-keys 428D7C01</text:p>
      <text:p text:style-name="P17"/>
      <text:p text:style-name="Text_20_body">Then run:</text:p>
      <text:p text:style-name="P17">sudo apt-get update</text:p>
      <text:p text:style-name="P17"/>
      <text:p text:style-name="P17"/>
      <text:p text:style-name="Text_20_body"><text:span text:style-name="T5">2) Get Linux kernel debug image</text:span></text:p>
      <text:p text:style-name="P17">sudo apt-get install linux-image-$(uname -r)-dbgsym</text:p>
      <text:p text:style-name="P17"/>
      <text:p text:style-name="Text_20_body">Then you can find Linux kernel debug image in "/usr/lib/debug/boot/vmlinux-$(uname -r)".</text:p>
      <text:p text:style-name="Text_20_body">Please <text:span text:style-name="T5">note</text:span> that this step <text:span text:style-name="T5">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Table_20_Contents"><text:span text:style-name="T6">wget http://ddebs.ubuntu.com/pool/main/l/linux/linux-image-$(uname -r)-dbgsym_$(dpkg -s linux-image-$(uname -r) | grep ^Version: | sed 's/Version: //')_$(uname -i | sed 's/x86_64/amd64/').ddeb</text:span></text:p>
      <text:p text:style-name="P17">sudo dpkg -i linux-image-$(uname -r)-dbgsym_$(dpkg -s linux-image-$(uname -r) | grep ^Version: | sed 's/Version: //')_$(uname -i | sed 's/x86_64/amd64/').ddeb</text:p>
      <text:p text:style-name="Text_20_body"/>
      <text:p text:style-name="Text_20_body">Please <text:span text:style-name="T5">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P17">sudo apt-get install linux-headers-generic</text:p>
      <text:p text:style-name="P17"/>
      <text:h text:style-name="Heading_20_5" text:outline-level="5"><text:bookmark-start text:name="__RefHeading__890_1585187435"/>Install the Linux kernel source<text:bookmark-end text:name="__RefHeading__890_1585187435"/></text:h>
      <text:p text:style-name="Text_20_body">Install the source package:</text:p>
      <text:p text:style-name="P17">sudo apt-get install linux-source</text:p>
      <text:p text:style-name="P17"/>
      <text:p text:style-name="Text_20_body">Uncompress the source package:</text:p>
      <text:p text:style-name="P17">sudo mkdir -p /build/buildd/</text:p>
      <text:p text:style-name="P17">sudo tar vxjf /usr/src/linux-source-$(uname -r | sed 's/-.*//').tar.bz2 -C /build/buildd/</text:p>
      <text:p text:style-name="P17">sudo rm -rf /build/buildd/linux-$(uname -r | sed 's/-.*//')</text:p>
      <text:p text:style-name="P17">sudo mv /build/buildd/linux-source-$(uname -r | sed 's/-.*//') /build/buildd/linux-$(uname -r | sed 's/-.*//')</text:p>
      <text:p text:style-name="P17"/>
      <text:p text:style-name="Text_20_body">Please <text:span text:style-name="T5">note</text:span> that this step <text:a xlink:type="simple" xlink:href="#5.0.0.1.4.Install the Linux kernel source|outline"><text:span text:style-name="T5">Install the Linux kernel source</text:span></text:a> need do again when Linux kernel update.</text:p>
      <text:p text:style-name="P1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aco" svg:font-family="Monaco, 'DejaVu Sans Mono', 'Bitstream Vera Sans Mono', 'Lucida Console', monospace"/>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count>12</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7-23T06:05:13</dc:date>
    <dc:creator>teawater </dc:creator>
    <meta:editing-duration>PT14H54M28S</meta:editing-duration>
    <meta:editing-cycles>148</meta:editing-cycles>
    <dc:description>https://code.google.com/p/kgtp/wiki/HOWTO
Update in 2013-06-26</dc:description>
    <dc:title>Linux Kernel GDB tracepoint module (KGTP)</dc:title>
    <meta:document-statistic meta:table-count="1" meta:image-count="0" meta:object-count="0" meta:page-count="12" meta:paragraph-count="124" meta:word-count="1237" meta:character-count="8256" meta:non-whitespace-character-count="7083"/>
  </office:meta>
</office:document-meta>
</file>